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2" table:style-name="ta1" table:print="false">
        <table:table-column table:style-name="co1" table:number-columns-repeated="4" table:default-cell-style-name="ce1"/>
        <table:table-column table:style-name="co1" table:default-cell-style-name="ce2"/>
        <table:table-row table:style-name="ro1">
          <table:table-cell office:value-type="string">
            <text:p>plant</text:p>
          </table:table-cell>
          <table:table-cell office:value-type="string">
            <text:p>department</text:p>
          </table:table-cell>
          <table:table-cell office:value-type="string">
            <text:p>mean</text:p>
          </table:table-cell>
          <table:table-cell/>
          <table:table-cell table:style-name="ce1"/>
        </table:table-row>
        <table:table-row table:style-name="ro1">
          <table:table-cell office:value-type="string">
            <text:p>P01</text:p>
          </table:table-cell>
          <table:table-cell office:value-type="string">
            <text:p>D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1</text:p>
          </table:table-cell>
          <table:table-cell office:value-type="string">
            <text:p>D2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P01</text:p>
          </table:table-cell>
          <table:table-cell office:value-type="string">
            <text:p>D3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1</text:p>
          </table:table-cell>
          <table:table-cell office:value-type="string">
            <text:p>D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1</text:p>
          </table:table-cell>
          <table:table-cell office:value-type="string">
            <text:p>D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1</text:p>
          </table:table-cell>
          <table:table-cell office:value-type="string">
            <text:p>D6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P01</text:p>
          </table:table-cell>
          <table:table-cell office:value-type="string">
            <text:p>D7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1</text:p>
          </table:table-cell>
          <table:table-cell office:value-type="string">
            <text:p>D8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2</text:p>
          </table:table-cell>
          <table:table-cell office:value-type="string">
            <text:p>D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2</text:p>
          </table:table-cell>
          <table:table-cell office:value-type="string">
            <text:p>D2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P02</text:p>
          </table:table-cell>
          <table:table-cell office:value-type="string">
            <text:p>D3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P02</text:p>
          </table:table-cell>
          <table:table-cell office:value-type="string">
            <text:p>D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2</text:p>
          </table:table-cell>
          <table:table-cell office:value-type="string">
            <text:p>D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2</text:p>
          </table:table-cell>
          <table:table-cell office:value-type="string">
            <text:p>D6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2</text:p>
          </table:table-cell>
          <table:table-cell office:value-type="string">
            <text:p>D7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2</text:p>
          </table:table-cell>
          <table:table-cell office:value-type="string">
            <text:p>D8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3</text:p>
          </table:table-cell>
          <table:table-cell office:value-type="string">
            <text:p>D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3</text:p>
          </table:table-cell>
          <table:table-cell office:value-type="string">
            <text:p>D2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3</text:p>
          </table:table-cell>
          <table:table-cell office:value-type="string">
            <text:p>D3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3</text:p>
          </table:table-cell>
          <table:table-cell office:value-type="string">
            <text:p>D4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P03</text:p>
          </table:table-cell>
          <table:table-cell office:value-type="string">
            <text:p>D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3</text:p>
          </table:table-cell>
          <table:table-cell office:value-type="string">
            <text:p>D6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P03</text:p>
          </table:table-cell>
          <table:table-cell office:value-type="string">
            <text:p>D7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3</text:p>
          </table:table-cell>
          <table:table-cell office:value-type="string">
            <text:p>D8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4</text:p>
          </table:table-cell>
          <table:table-cell office:value-type="string">
            <text:p>D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4</text:p>
          </table:table-cell>
          <table:table-cell office:value-type="string">
            <text:p>D2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4</text:p>
          </table:table-cell>
          <table:table-cell office:value-type="string">
            <text:p>D3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4</text:p>
          </table:table-cell>
          <table:table-cell office:value-type="string">
            <text:p>D4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P04</text:p>
          </table:table-cell>
          <table:table-cell office:value-type="string">
            <text:p>D5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P04</text:p>
          </table:table-cell>
          <table:table-cell office:value-type="string">
            <text:p>D6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4</text:p>
          </table:table-cell>
          <table:table-cell office:value-type="string">
            <text:p>D7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4</text:p>
          </table:table-cell>
          <table:table-cell office:value-type="string">
            <text:p>D8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5</text:p>
          </table:table-cell>
          <table:table-cell office:value-type="string">
            <text:p>D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5</text:p>
          </table:table-cell>
          <table:table-cell office:value-type="string">
            <text:p>D2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5</text:p>
          </table:table-cell>
          <table:table-cell office:value-type="string">
            <text:p>D3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P05</text:p>
          </table:table-cell>
          <table:table-cell office:value-type="string">
            <text:p>D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5</text:p>
          </table:table-cell>
          <table:table-cell office:value-type="string">
            <text:p>D5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P05</text:p>
          </table:table-cell>
          <table:table-cell office:value-type="string">
            <text:p>D6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5</text:p>
          </table:table-cell>
          <table:table-cell office:value-type="string">
            <text:p>D7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5</text:p>
          </table:table-cell>
          <table:table-cell office:value-type="string">
            <text:p>D8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6</text:p>
          </table:table-cell>
          <table:table-cell office:value-type="string">
            <text:p>D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6</text:p>
          </table:table-cell>
          <table:table-cell office:value-type="string">
            <text:p>D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P06</text:p>
          </table:table-cell>
          <table:table-cell office:value-type="string">
            <text:p>D3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6</text:p>
          </table:table-cell>
          <table:table-cell office:value-type="string">
            <text:p>D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6</text:p>
          </table:table-cell>
          <table:table-cell office:value-type="string">
            <text:p>D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6</text:p>
          </table:table-cell>
          <table:table-cell office:value-type="string">
            <text:p>D6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6</text:p>
          </table:table-cell>
          <table:table-cell office:value-type="string">
            <text:p>D7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P06</text:p>
          </table:table-cell>
          <table:table-cell office:value-type="string">
            <text:p>D8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7</text:p>
          </table:table-cell>
          <table:table-cell office:value-type="string">
            <text:p>D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7</text:p>
          </table:table-cell>
          <table:table-cell office:value-type="string">
            <text:p>D2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7</text:p>
          </table:table-cell>
          <table:table-cell office:value-type="string">
            <text:p>D3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7</text:p>
          </table:table-cell>
          <table:table-cell office:value-type="string">
            <text:p>D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7</text:p>
          </table:table-cell>
          <table:table-cell office:value-type="string">
            <text:p>D5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P07</text:p>
          </table:table-cell>
          <table:table-cell office:value-type="string">
            <text:p>D6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7</text:p>
          </table:table-cell>
          <table:table-cell office:value-type="string">
            <text:p>D7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7</text:p>
          </table:table-cell>
          <table:table-cell office:value-type="string">
            <text:p>D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P08</text:p>
          </table:table-cell>
          <table:table-cell office:value-type="string">
            <text:p>D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8</text:p>
          </table:table-cell>
          <table:table-cell office:value-type="string">
            <text:p>D2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8</text:p>
          </table:table-cell>
          <table:table-cell office:value-type="string">
            <text:p>D3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8</text:p>
          </table:table-cell>
          <table:table-cell office:value-type="string">
            <text:p>D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8</text:p>
          </table:table-cell>
          <table:table-cell office:value-type="string">
            <text:p>D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8</text:p>
          </table:table-cell>
          <table:table-cell office:value-type="string">
            <text:p>D6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8</text:p>
          </table:table-cell>
          <table:table-cell office:value-type="string">
            <text:p>D7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8</text:p>
          </table:table-cell>
          <table:table-cell office:value-type="string">
            <text:p>D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P09</text:p>
          </table:table-cell>
          <table:table-cell office:value-type="string">
            <text:p>D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9</text:p>
          </table:table-cell>
          <table:table-cell office:value-type="string">
            <text:p>D2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9</text:p>
          </table:table-cell>
          <table:table-cell office:value-type="string">
            <text:p>D3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P09</text:p>
          </table:table-cell>
          <table:table-cell office:value-type="string">
            <text:p>D4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P09</text:p>
          </table:table-cell>
          <table:table-cell office:value-type="string">
            <text:p>D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09</text:p>
          </table:table-cell>
          <table:table-cell office:value-type="string">
            <text:p>D6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9</text:p>
          </table:table-cell>
          <table:table-cell office:value-type="string">
            <text:p>D7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09</text:p>
          </table:table-cell>
          <table:table-cell office:value-type="string">
            <text:p>D8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10</text:p>
          </table:table-cell>
          <table:table-cell office:value-type="string">
            <text:p>D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10</text:p>
          </table:table-cell>
          <table:table-cell office:value-type="string">
            <text:p>D2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10</text:p>
          </table:table-cell>
          <table:table-cell office:value-type="string">
            <text:p>D3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10</text:p>
          </table:table-cell>
          <table:table-cell office:value-type="string">
            <text:p>D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10</text:p>
          </table:table-cell>
          <table:table-cell office:value-type="string">
            <text:p>D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10</text:p>
          </table:table-cell>
          <table:table-cell office:value-type="string">
            <text:p>D6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10</text:p>
          </table:table-cell>
          <table:table-cell office:value-type="string">
            <text:p>D7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P10</text:p>
          </table:table-cell>
          <table:table-cell office:value-type="string">
            <text:p>D8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11</text:p>
          </table:table-cell>
          <table:table-cell office:value-type="string">
            <text:p>D1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P11</text:p>
          </table:table-cell>
          <table:table-cell office:value-type="string">
            <text:p>D2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11</text:p>
          </table:table-cell>
          <table:table-cell office:value-type="string">
            <text:p>D3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11</text:p>
          </table:table-cell>
          <table:table-cell office:value-type="string">
            <text:p>D4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P11</text:p>
          </table:table-cell>
          <table:table-cell office:value-type="string">
            <text:p>D5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P11</text:p>
          </table:table-cell>
          <table:table-cell office:value-type="string">
            <text:p>D6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P11</text:p>
          </table:table-cell>
          <table:table-cell office:value-type="string">
            <text:p>D7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11</text:p>
          </table:table-cell>
          <table:table-cell office:value-type="string">
            <text:p>D8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12</text:p>
          </table:table-cell>
          <table:table-cell office:value-type="string">
            <text:p>D1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P12</text:p>
          </table:table-cell>
          <table:table-cell office:value-type="string">
            <text:p>D2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12</text:p>
          </table:table-cell>
          <table:table-cell office:value-type="string">
            <text:p>D3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12</text:p>
          </table:table-cell>
          <table:table-cell office:value-type="string">
            <text:p>D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12</text:p>
          </table:table-cell>
          <table:table-cell office:value-type="string">
            <text:p>D5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P12</text:p>
          </table:table-cell>
          <table:table-cell office:value-type="string">
            <text:p>D6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12</text:p>
          </table:table-cell>
          <table:table-cell office:value-type="string">
            <text:p>D7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P12</text:p>
          </table:table-cell>
          <table:table-cell office:value-type="string">
            <text:p>D8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5">25/11/2020</text:date>, <text:time>16.51.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1M43S</meta:editing-duration>
    <meta:editing-cycles>8</meta:editing-cycles>
    <meta:generator>OpenOffice/4.1.5$Win32 OpenOffice.org_project/415m1$Build-9789</meta:generator>
    <dc:date>2020-11-25T16:51:11.67</dc:date>
    <meta:document-statistic meta:table-count="1" meta:cell-count="291" meta:object-count="0"/>
    <meta:user-defined meta:name="Info 1"/>
    <meta:user-defined meta:name="Info 2"/>
    <meta:user-defined meta:name="Info 3"/>
    <meta:user-defined meta:name="Info 4"/>
  </office:meta>
</office:document-meta>
</file>